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eGraphicsService.SaveGraphic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GraphicsService.saveTIFFWithBatik( String filename , BufferedImage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veGraphicsService.createFile( File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veGraphicsService.saveJComponent( String filename , int type , J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veGraphicsService.savePNGWithBatik( String filename , BufferedImage im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